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9dd33"/>
    </style:style>
    <style:style style:name="P2" style:family="paragraph" style:parent-style-name="Standard">
      <style:text-properties fo:language="en" fo:country="US" officeooo:rsid="000c8dc9" officeooo:paragraph-rsid="000c8dc9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0c8dc9" officeooo:paragraph-rsid="000c8dc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d3bdd" officeooo:paragraph-rsid="000d3bdd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1f8fd" officeooo:paragraph-rsid="0011f8fd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1f8fd" officeooo:paragraph-rsid="00127013"/>
    </style:style>
    <style:style style:name="P7" style:family="paragraph" style:parent-style-name="Text_20_body">
      <style:text-properties fo:language="en" fo:country="US" officeooo:paragraph-rsid="0009dd33"/>
    </style:style>
    <style:style style:name="P8" style:family="paragraph" style:parent-style-name="Text_20_body">
      <style:paragraph-properties fo:text-align="center" style:justify-single-word="false"/>
      <style:text-properties fo:language="en" fo:country="US" officeooo:paragraph-rsid="0009dd33"/>
    </style:style>
    <style:style style:name="P9" style:family="paragraph" style:parent-style-name="Title">
      <style:text-properties fo:language="en" fo:country="US" officeooo:paragraph-rsid="0009dd33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19efef" officeooo:paragraph-rsid="0009dd33"/>
    </style:style>
    <style:style style:name="P11" style:family="paragraph" style:parent-style-name="Standard">
      <style:text-properties fo:language="en" fo:country="US" officeooo:paragraph-rsid="00136952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1f8fd" officeooo:paragraph-rsid="0011f8fd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ebabc" officeooo:paragraph-rsid="00136952"/>
    </style:style>
    <style:style style:name="P14" style:family="paragraph" style:parent-style-name="Standard">
      <style:text-properties fo:language="en" fo:country="US" officeooo:paragraph-rsid="0009dd33"/>
    </style:style>
    <style:style style:name="P15" style:family="paragraph" style:parent-style-name="Standard">
      <style:text-properties fo:language="en" fo:country="US" officeooo:rsid="00170563" officeooo:paragraph-rsid="00170563"/>
    </style:style>
    <style:style style:name="P16" style:family="paragraph" style:parent-style-name="Standard">
      <style:paragraph-properties fo:text-align="start" style:justify-single-word="false"/>
      <style:text-properties style:font-name="Courier New" fo:language="en" fo:country="US" fo:font-weight="bold" officeooo:rsid="0011f8fd" officeooo:paragraph-rsid="0012701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weight="bold" officeooo:rsid="001cd2b7" officeooo:paragraph-rsid="0013695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weight="bold" officeooo:rsid="001ebabc" officeooo:paragraph-rsid="0013695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cd2b7" officeooo:paragraph-rsid="00136952"/>
    </style:style>
    <style:style style:name="P20" style:family="paragraph" style:parent-style-name="Standard">
      <style:paragraph-properties fo:text-align="start" style:justify-single-word="false"/>
      <style:text-properties officeooo:rsid="001ebabc" officeooo:paragraph-rsid="00136952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fo:language="en" fo:country="US" officeooo:rsid="0013c45e" officeooo:paragraph-rsid="0009dd33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13c45e"/>
    </style:style>
    <style:style style:name="T4" style:family="text">
      <style:text-properties officeooo:rsid="0019efef"/>
    </style:style>
    <style:style style:name="T5" style:family="text">
      <style:text-properties officeooo:rsid="0009dd33"/>
    </style:style>
    <style:style style:name="T6" style:family="text">
      <style:text-properties officeooo:rsid="000ec07d"/>
    </style:style>
    <style:style style:name="T7" style:family="text">
      <style:text-properties officeooo:rsid="000f9b01"/>
    </style:style>
    <style:style style:name="T8" style:family="text">
      <style:text-properties officeooo:rsid="000ffadf"/>
    </style:style>
    <style:style style:name="T9" style:family="text">
      <style:text-properties officeooo:rsid="0020376a"/>
    </style:style>
    <style:style style:name="T10" style:family="text">
      <style:text-properties officeooo:rsid="0018ab36"/>
    </style:style>
    <style:style style:name="T11" style:family="text">
      <style:text-properties officeooo:rsid="00199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RAC</text:span> API</text:p>
      <text:p text:style-name="P7"/>
      <text:p text:style-name="P1">The main needs from the <text:span text:style-name="T5">RAC</text:span> API are the following:</text:p>
      <text:p text:style-name="P1"/>
      <text:p text:style-name="P1"/>
      <text:p text:style-name="P11"><text:span text:style-name="T4"><text:tab/>- Given a java source file and a JUnit test, run the test on the java source file<text:line-break/><text:line-break/><text:tab/>- Given a java source file and a list of JUnit tests, run the tests on the java source file</text:span></text:p>
      <text:p text:style-name="P11"/>
      <text:p text:style-name="P11"><text:span text:style-name="T4"><text:tab/>- Given a java source file and a counterexample build a JUnit test</text:span></text:p>
      <text:p text:style-name="P11"/>
      <text:p text:style-name="P15"><text:span text:style-name="T4">A </text:span>JUnit test <text:span text:style-name="T10">could</text:span> be represented by a Path <text:span text:style-name="T11">leading to</text:span> the JUnit test.</text:p>
      <text:h text:style-name="P21" text:outline-level="1">Behavior details</text:h>
      <text:p text:style-name="P2"/>
      <text:p text:style-name="P3">The following are some details of the expected behavior behind the API<text:line-break/></text:p>
      <text:p text:style-name="P4">Because it's expensive to create a RA<text:span text:style-name="T7">C</text:span> vm, the implementation should have a RA<text:span text:style-name="T8">C</text:span> vm instance which should be instantiated by a Singleton pattern. A problem that arises from this, is that loading any FixCandidate after the first one will make the vm load the class <text:span text:style-name="T6">represented by the first FixCandidate </text:span>from a class cache instead of reloading the class represented by the <text:span text:style-name="T6">new </text:span>FixCandidate. <text:span text:style-name="T6">This problem could be solved using a custom class loader. In mujava.app package there's a class Reloader which does exactly this.</text:span></text:p>
      <text:h text:style-name="P22" text:outline-level="1"><text:line-break/>Suggested methods</text:h>
      <text:p text:style-name="P8"/>
      <text:p text:style-name="P10">The following are the suggested methods for the API</text:p>
      <text:p text:style-name="P5"/>
      <text:p text:style-name="P5"/>
      <text:p text:style-name="P5"/>
      <text:p text:style-name="P17">public Path buildJUnit(FixCandidate candidate, CounterExample ce);</text:p>
      <text:p text:style-name="P19"/>
      <text:p text:style-name="P20">This method takes a FixCandidate and a CounterExample and build a JUnit test, the method returns a Path to the JUnit test built.<text:line-break/><text:line-break/><text:span text:style-name="T1">public boolean runJUnit(FixCandidate candidate, Path junitTest);</text:span><text:line-break/><text:line-break/>This method takes a FixCandidate and a Path leading to a JUnit test, it runs the JUnit test with the candidate and returns <text:span text:style-name="T1">true</text:span> or <text:span text:style-name="T1">false</text:span> depending if the test passes or not.<text:line-break/><text:line-break/><text:span text:style-name="T2">public boolean[] runJUnits(</text:span></text:p>
      <text:p text:style-name="P18"><text:tab/><text:tab/><text:tab/><text:tab/><text:tab/><text:tab/>FixCandidate candidate,</text:p>
      <text:p text:style-name="P18"><text:tab/><text:tab/><text:tab/><text:tab/><text:tab/><text:tab/>List&lt;Path&gt; junitTests</text:p>
      <text:p text:style-name="P13"><text:span text:style-name="T2"><text:tab/><text:tab/><text:tab/><text:tab/><text:tab/>);</text:span><text:line-break/><text:line-break/><text:span text:style-name="T9">This method takes a FixCandidate and a list of Paths each leading to a JUnit test, it runs each JUnit test with the candidate and returns a boolean array representing the result of running each JUnit t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4:40:05.018607000</meta:creation-date>
    <dc:date>2014-10-08T18:40:41.512525000</dc:date>
    <meta:editing-duration>PT1H37M11S</meta:editing-duration>
    <meta:editing-cycles>17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15" meta:word-count="301" meta:character-count="1777" meta:non-whitespace-character-count="1464"/>
  </office:meta>
</office:document-meta>
</file>